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2c001e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9" style:family="graphic" style:parent-style-name="standard">
      <style:graphic-properties draw:stroke="none" svg:stroke-color="#000000" draw:fill="none" draw:fill-color="#ffffff" fo:min-height="0.612cm"/>
    </style:style>
    <style:style style:name="gr10" style:family="graphic" style:parent-style-name="standard">
      <style:graphic-properties svg:stroke-width="0.1cm" svg:stroke-color="#2c001e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4.5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8.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2.7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5.7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9cm" fo:min-width="5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5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8pt" fo:font-style="italic" style:font-style-asian="italic" style:font-style-complex="italic"/>
    </style:style>
    <style:style style:name="P14" style:family="paragraph">
      <style:text-properties fo:font-size="10pt"/>
    </style:style>
    <style:style style:name="P15" style:family="paragraph">
      <style:paragraph-properties fo:text-align="center"/>
      <style:text-properties fo:font-size="13pt" fo:font-weight="bold" style:font-weight-asian="bold" style:font-weight-complex="bold"/>
    </style:style>
    <style:style style:name="P16" style:family="paragraph">
      <style:text-properties fo:font-size="13pt"/>
    </style:style>
    <style:style style:name="P17" style:family="paragraph">
      <style:paragraph-properties fo:text-align="start"/>
      <style:text-properties fo:font-size="11pt"/>
    </style:style>
    <style:style style:name="P18" style:family="paragraph">
      <style:paragraph-properties fo:text-align="center"/>
      <style:text-properties fo:font-size="13pt"/>
    </style:style>
    <style:style style:name="P19" style:family="paragraph">
      <style:paragraph-properties fo:text-align="center"/>
      <style:text-properties fo:font-size="13pt" style:font-size-asian="13pt" style:font-size-complex="13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text-properties fo:font-size="16pt"/>
    </style:style>
    <style:style style:name="P22" style:family="paragraph">
      <style:text-properties fo:font-size="18pt"/>
    </style:style>
    <style:style style:name="P23" style:family="paragraph">
      <style:paragraph-properties fo:text-align="center"/>
      <style:text-properties fo:font-size="15pt"/>
    </style:style>
    <style:style style:name="P2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text-properties fo:font-size="15pt" style:font-size-asian="15pt" style:font-size-complex="15pt"/>
    </style:style>
    <style:style style:name="P28" style:family="paragraph">
      <style:paragraph-properties fo:text-align="center"/>
      <style:text-properties fo:color="#ff3333"/>
    </style:style>
    <style:style style:name="P29" style:family="paragraph">
      <style:paragraph-properties fo:text-align="center"/>
      <style:text-properties fo:color="#000000"/>
    </style:style>
    <style:style style:name="P30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2cm" svg:height="14.8cm" svg:x="4.2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cm" svg:x="5.1cm" svg:y="3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1cm" svg:y="7cm">
          <text:p text:style-name="P3"><text:span text:style-name="T2">Iniciar sesión <text:s text:c="8"/>Acerca d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5.1cm" svg:x2="5.2cm" svg:y2="7.2cm">
          <text:p/>
        </draw:line>
        <draw:line draw:style-name="gr3" draw:text-style-name="P1" draw:layer="layout" svg:x1="2.9cm" svg:y1="8.4cm" svg:x2="8.6cm" svg:y2="7.6cm">
          <text:p/>
        </draw:line>
        <draw:frame draw:style-name="gr4" draw:text-style-name="P5" draw:layer="layout" svg:width="3.19cm" svg:height="1.039cm" svg:x="0.701cm" svg:y="4.2cm">
          <draw:text-box>
            <text:p><text:span text:style-name="T3">Seleccionado, no</text:span></text:p>
            <text:p><text:span text:style-name="T3">Se puede pulsar.</text:span></text:p>
          </draw:text-box>
        </draw:frame>
        <draw:frame draw:style-name="gr4" draw:text-style-name="P5" draw:layer="layout" svg:width="4.164cm" svg:height="1.039cm" svg:x="0.2cm" svg:y="8.3cm">
          <draw:text-box>
            <text:p><text:span text:style-name="T3">Redirección a la página</text:span></text:p>
            <text:p><text:span text:style-name="T3">Quienes_Somos</text:span></text:p>
          </draw:text-box>
        </draw:frame>
        <draw:custom-shape draw:style-name="gr2" draw:text-style-name="P2" draw:layer="layout" svg:width="11.2cm" svg:height="4.7cm" svg:x="5.1cm" svg:y="8.3cm">
          <text:p text:style-name="P1"><text:span text:style-name="T4">Ventana de logueo de usuario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0.7cm" svg:x="10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cm" svg:height="0.7cm" svg:x="10cm" svg:y="11.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492cm" svg:height="0.806cm" svg:x="7.2cm" svg:y="10cm">
          <draw:text-box>
            <text:p><text:span text:style-name="T5">Usuario :</text:span></text:p>
          </draw:text-box>
        </draw:frame>
        <draw:frame draw:style-name="gr4" draw:text-style-name="P6" draw:layer="layout" svg:width="3.347cm" svg:height="0.806cm" svg:x="6.5cm" svg:y="11cm">
          <draw:text-box>
            <text:p><text:span text:style-name="T5">Contraseña :</text:span></text:p>
          </draw:text-box>
        </draw:frame>
        <draw:custom-shape draw:style-name="gr2" draw:text-style-name="P7" draw:layer="layout" svg:width="2.8cm" svg:height="0.8cm" svg:x="9.2cm" svg:y="12cm">
          <text:p text:style-name="P1"><text:span text:style-name="T6">En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redeterminado">
        <draw:custom-shape draw:style-name="gr1" draw:text-style-name="P1" draw:layer="layout" svg:width="13.2cm" svg:height="14.8cm" svg:x="4.2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cm" svg:x="5.1cm" svg:y="3.6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2cm" svg:y1="5.3cm" svg:x2="5.2cm" svg:y2="7.8cm">
          <text:p/>
        </draw:line>
        <draw:custom-shape draw:style-name="gr2" draw:text-style-name="P2" draw:layer="layout" svg:width="11.6cm" svg:height="8.5cm" svg:x="5.1cm" svg:y="8.5cm">
          <text:p text:style-name="P1"><text:span text:style-name="T7">INFORMACION</text:span></text:p>
          <text:p text:style-name="P1"><text:span text:style-name="T7"/></text:p>
          <text:p text:style-name="P1"><text:span text:style-name="T7"/></text:p>
          <text:p text:style-name="P1"><text:span text:style-name="T8">Muestra información relativa </text:span></text:p>
          <text:p text:style-name="P1"><text:span text:style-name="T8">a CygnusCLoud, tal y como que es,</text:span></text:p>
          <text:p text:style-name="P1"><text:span text:style-name="T8">Para que sirve, menciones sobre</text:span></text:p>
          <text:p text:style-name="P1"><text:span text:style-name="T8">CygnusCloud, etc...</text:span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652cm" svg:height="1.039cm" svg:x="0.472cm" svg:y="4.647cm">
          <draw:text-box>
            <text:p><text:span text:style-name="T3">Redirige a la Página</text:span></text:p>
            <text:p><text:span text:style-name="T3">Index</text:span></text:p>
          </draw:text-box>
        </draw:frame>
        <draw:frame draw:style-name="gr4" draw:text-style-name="P5" draw:layer="layout" svg:width="3.19cm" svg:height="1.039cm" svg:x="0.21cm" svg:y="9.2cm">
          <draw:text-box>
            <text:p><text:span text:style-name="T3">Seleccionado, no</text:span></text:p>
            <text:p><text:span text:style-name="T3">Se puede pulsar.</text:span></text:p>
          </draw:text-box>
        </draw:frame>
        <draw:custom-shape draw:style-name="gr2" draw:text-style-name="P4" draw:layer="layout" svg:width="11.6cm" svg:height="0.8cm" svg:x="5.2cm" svg:y="7.6cm">
          <text:p text:style-name="P3"><text:span text:style-name="T2">Iniciar sesión <text:s text:c="8"/>Acerca d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98cm" svg:y1="8.848cm" svg:x2="8.6cm" svg:y2="8.2cm">
          <text:p/>
        </draw:line>
      </draw:page>
      <draw:page draw:name="page3" draw:style-name="dp1" draw:master-page-name="Predeterminado">
        <draw:custom-shape draw:style-name="gr1" draw:text-style-name="P1" draw:layer="layout" svg:width="13.2cm" svg:height="14.8cm" svg:x="4.2cm" svg:y="2.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1cm" svg:y="3.5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1cm" svg:y="7.55cm">
          <text:p text:style-name="P3"><text:span text:style-name="T2">Máquinas virtuale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2cm" svg:y1="5.25cm" svg:x2="5.2cm" svg:y2="7.75cm">
          <text:p/>
        </draw:line>
        <draw:custom-shape draw:style-name="gr2" draw:text-style-name="P2" draw:layer="layout" svg:width="11.6cm" svg:height="8cm" svg:x="5.2cm" svg:y="8.3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32cm" svg:height="1.039cm" svg:x="0.068cm" svg:y="4.561cm">
          <draw:text-box>
            <text:p><text:span text:style-name="T3">Seleccionada, no se</text:span></text:p>
            <text:p><text:span text:style-name="T3"><text:s/></text:span><text:span text:style-name="T3">puede volver a pulsar.</text:span></text:p>
          </draw:text-box>
        </draw:frame>
        <draw:frame draw:style-name="gr4" draw:text-style-name="P8" draw:layer="layout" svg:width="3.91cm" svg:height="0.878cm" svg:x="5.202cm" svg:y="8.622cm">
          <draw:text-box>
            <text:p><text:span text:style-name="T9">Asignatura 1</text:span></text:p>
          </draw:text-box>
        </draw:frame>
        <draw:custom-shape draw:style-name="gr5" draw:text-style-name="P1" draw:layer="layout" svg:width="8cm" svg:height="0.8cm" svg:x="7.2cm" svg:y="10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cm" svg:height="0.8cm" svg:x="7.2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cm" svg:height="0.8cm" svg:x="7.2cm" svg:y="11.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10.2cm" svg:x2="9.6cm" svg:y2="12.7cm">
          <text:p/>
        </draw:line>
        <draw:custom-shape draw:style-name="gr7" draw:text-style-name="P10" draw:layer="layout" svg:width="2cm" svg:height="0.7cm" svg:x="9.6cm" svg:y="16.4cm">
          <text:p text:style-name="P9"><text:span text:style-name="T10">Arran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6.014cm" svg:height="0.962cm" svg:x="7.759cm" svg:y="13.5cm">
          <draw:text-box>
            <text:p><text:span text:style-name="T11">Nombre <text:s text:c="4"/>Descripción <text:s text:c="3"/></text:span><text:s text:c="2"/></text:p>
          </draw:text-box>
        </draw:frame>
        <draw:frame draw:style-name="gr8" draw:layer="layout" svg:width="5.836cm" svg:height="0.962cm" svg:x="7.501cm" svg:y="9.4cm">
          <draw:text-box>
            <text:p><text:span text:style-name="T11">Nombre <text:s text:c="4"/>Descripción <text:s text:c="3"/></text:span><text:s/></text:p>
          </draw:text-box>
        </draw:frame>
        <draw:custom-shape draw:style-name="gr5" draw:text-style-name="P1" draw:layer="layout" svg:width="7.8cm" svg:height="0.8cm" svg:x="7.4cm" svg:y="14.36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14.362cm" svg:x2="9.9cm" svg:y2="15.162cm">
          <text:p/>
        </draw:line>
        <draw:frame draw:style-name="gr9" draw:text-style-name="P11" draw:layer="layout" svg:width="5.1cm" svg:height="0.862cm" svg:x="12.2cm" svg:y="2.638cm">
          <draw:text-box>
            <text:p><text:span text:style-name="T11">Usuario: User1 <text:s text:c="3"/>Salir</text:span></text:p>
          </draw:text-box>
        </draw:frame>
        <draw:custom-shape draw:style-name="gr5" draw:text-style-name="P1" draw:layer="layout" svg:width="0.5cm" svg:height="0.5cm" svg:x="6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cm" svg:height="0.5cm" svg:x="6.4cm" svg:y="11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5cm" svg:y="14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4cm" svg:y1="10.3cm" svg:x2="6.9cm" svg:y2="10.8cm">
          <text:p/>
        </draw:line>
        <draw:line draw:style-name="gr6" draw:text-style-name="P1" draw:layer="layout" svg:x1="6.4cm" svg:y1="10.8cm" svg:x2="6.9cm" svg:y2="10.3cm">
          <text:p/>
        </draw:line>
        <draw:frame draw:style-name="gr4" draw:text-style-name="P8" draw:layer="layout" svg:width="3.91cm" svg:height="0.878cm" svg:x="5.29cm" svg:y="12.9cm">
          <draw:text-box>
            <text:p><text:span text:style-name="T9">Asignatura 2</text:span></text:p>
          </draw:text-box>
        </draw:frame>
      </draw:page>
      <draw:page draw:name="page4" draw:style-name="dp1" draw:master-page-name="Predeterminado">
        <draw:custom-shape draw:style-name="gr10" draw:text-style-name="P1" draw:layer="layout" svg:width="13.2cm" svg:height="14.8cm" svg:x="4.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1.6cm" svg:height="3.95cm" svg:x="5.1cm" svg:y="3.45cm">
          <text:p text:style-name="P12"><text:span text:style-name="T1">CABECERA</text:span></text:p>
          <text:p text:style-name="P12"><text:span text:style-name="T1">Incluye el logotipo de CygnusCloud y </text:span></text:p>
          <text:p text:style-name="P12"><text:span text:style-name="T1">algún diseño de cabecer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2cm" svg:y1="5.2cm" svg:x2="5.2cm" svg:y2="7.7cm">
          <text:p/>
        </draw:line>
        <draw:custom-shape draw:style-name="gr2" draw:text-style-name="P13" draw:layer="layout" svg:width="11.6cm" svg:height="2.8cm" svg:x="5.1cm" svg:y="8.3cm">
          <text:p text:style-name="P12"><text:span text:style-name="T7"/></text:p>
          <text:p text:style-name="P12"><text:span text:style-name="T7"/></text:p>
          <text:p text:style-name="P12"><text:span text:style-name="T7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4"/></text:p>
          <text:p text:style-name="P12"><text:span text:style-name="T1"/></text:p>
          <text:p text:style-name="P12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32cm" svg:height="1.039cm" svg:x="0.068cm" svg:y="4.511cm">
          <draw:text-box>
            <text:p text:style-name="P14"><text:span text:style-name="T3">Seleccionada, no se</text:span></text:p>
            <text:p text:style-name="P14"><text:span text:style-name="T3"><text:s/></text:span><text:span text:style-name="T3">puede volver a pulsar.</text:span></text:p>
          </draw:text-box>
        </draw:frame>
        <draw:custom-shape draw:style-name="gr7" draw:text-style-name="P10" draw:layer="layout" svg:width="2cm" svg:height="0.7cm" svg:x="9.6cm" svg:y="16.35cm">
          <text:p text:style-name="P15"><text:span text:style-name="T10">Arran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5.1cm" svg:height="0.862cm" svg:x="12.2cm" svg:y="2.588cm">
          <draw:text-box>
            <text:p text:style-name="P16"><text:span text:style-name="T11">Usuario: User1 <text:s text:c="3"/>Salir</text:span></text:p>
          </draw:text-box>
        </draw:frame>
        <draw:custom-shape draw:style-name="gr2" draw:text-style-name="P4" draw:layer="layout" svg:width="11.6cm" svg:height="0.8cm" svg:x="5.098cm" svg:y="7.449cm">
          <text:p text:style-name="P17"><text:span text:style-name="T2">Arrancar máquina <text:s text:c="2"/>Administrar servidores <text:s text:c="3"/>Administrar usuario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3cm" svg:y1="8.65cm" svg:x2="9.7cm" svg:y2="8.1cm">
          <text:p/>
        </draw:line>
        <draw:frame draw:style-name="gr11" draw:text-style-name="P19" draw:layer="layout" svg:width="4.16cm" svg:height="2.912cm" svg:x="0.04cm" svg:y="8.7cm">
          <draw:text-box>
            <text:p text:style-name="P18"><text:span text:style-name="T11">Redirecciona a la </text:span></text:p>
            <text:p text:style-name="P18"><text:span text:style-name="T11">página de </text:span></text:p>
            <text:p text:style-name="P18"><text:span text:style-name="T11">administración</text:span></text:p>
            <text:p text:style-name="P18"><text:span text:style-name="T11"><text:s/></text:span><text:span text:style-name="T11">de servidores</text:span></text:p>
          </draw:text-box>
        </draw:frame>
        <draw:line draw:style-name="gr3" draw:text-style-name="P20" draw:layer="layout" svg:x1="18.5cm" svg:y1="9.4cm" svg:x2="16.2cm" svg:y2="8.2cm">
          <text:p/>
        </draw:line>
        <draw:frame draw:style-name="gr11" draw:text-style-name="P19" draw:layer="layout" svg:width="4.16cm" svg:height="2.912cm" svg:x="17.14cm" svg:y="9.4cm">
          <draw:text-box>
            <text:p text:style-name="P18"><text:span text:style-name="T11">Redirecciona a la </text:span></text:p>
            <text:p text:style-name="P18"><text:span text:style-name="T11">página de </text:span></text:p>
            <text:p text:style-name="P18"><text:span text:style-name="T11">administración</text:span></text:p>
            <text:p text:style-name="P18"><text:span text:style-name="T11"><text:s/></text:span><text:span text:style-name="T11">de usuarios</text:span></text:p>
          </draw:text-box>
        </draw:frame>
        <draw:frame draw:style-name="gr12" draw:text-style-name="P8" draw:layer="layout" svg:width="3.533cm" svg:height="0.878cm" svg:x="5.4cm" svg:y="11.2cm">
          <draw:text-box>
            <text:p text:style-name="P21"><text:span text:style-name="T9">Resultados</text:span></text:p>
          </draw:text-box>
        </draw:frame>
        <draw:custom-shape draw:style-name="gr5" draw:text-style-name="P1" draw:layer="layout" svg:width="9.098cm" svg:height="0.8cm" svg:x="6.3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098cm" svg:height="0.8cm" svg:x="6.3cm" svg:y="1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098cm" svg:height="0.8cm" svg:x="6.3cm" svg:y="14.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798cm" svg:y1="12.7cm" svg:x2="9.798cm" svg:y2="15.2cm">
          <text:p/>
        </draw:line>
        <draw:frame draw:style-name="gr13" draw:text-style-name="P22" draw:layer="layout" svg:width="5.709cm" svg:height="0.962cm" svg:x="7.757cm" svg:y="11.888cm">
          <draw:text-box>
            <text:p text:style-name="P22"><text:span text:style-name="T11">Nombre <text:s text:c="4"/>Descripción <text:s text:c="2"/></text:span><text:s/></text:p>
          </draw:text-box>
        </draw:frame>
        <draw:custom-shape draw:style-name="gr5" draw:text-style-name="P1" draw:layer="layout" svg:width="0.5cm" svg:height="0.5cm" svg:x="5.6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5cm" svg:height="0.5cm" svg:x="5.6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5.6cm" svg:y="14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6cm" svg:y1="12.8cm" svg:x2="6.1cm" svg:y2="13.3cm">
          <text:p/>
        </draw:line>
        <draw:line draw:style-name="gr6" draw:text-style-name="P1" draw:layer="layout" svg:x1="5.602cm" svg:y1="13.3cm" svg:x2="6.102cm" svg:y2="12.8cm">
          <text:p/>
        </draw:line>
        <draw:frame draw:style-name="gr12" draw:text-style-name="P8" draw:layer="layout" svg:width="2.411cm" svg:height="0.878cm" svg:x="5.48cm" svg:y="8.5cm">
          <draw:text-box>
            <text:p text:style-name="P21"><text:span text:style-name="T9">Buscar</text:span></text:p>
          </draw:text-box>
        </draw:frame>
        <draw:frame draw:style-name="gr14" draw:text-style-name="P11" draw:layer="layout" svg:width="9.4cm" svg:height="0.763cm" svg:x="5.6cm" svg:y="9.261cm">
          <draw:text-box>
            <text:p text:style-name="P11"><text:span text:style-name="T11">Asignatura <text:s text:c="11"/>Profesor </text:span></text:p>
          </draw:text-box>
        </draw:frame>
        <draw:custom-shape draw:style-name="gr5" draw:text-style-name="P1" draw:layer="layout" svg:width="3.1cm" svg:height="0.6cm" svg:x="5.8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0.6cm" svg:x="9.5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4" draw:layer="layout" svg:width="2cm" svg:height="0.7cm" svg:x="13.5cm" svg:y="9.9cm">
          <text:p text:style-name="P23"><text:span text:style-name="T12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1.6cm" svg:height="4.6cm" svg:x="5.1cm" svg:y="11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8cm" svg:y1="12.7cm" svg:x2="7.8cm" svg:y2="15.2cm">
          <text:p/>
        </draw:line>
        <draw:frame draw:style-name="gr4" draw:text-style-name="P11" draw:layer="layout" svg:width="1.467cm" svg:height="0.763cm" svg:x="6.333cm" svg:y="12.037cm">
          <draw:text-box>
            <text:p><text:span text:style-name="T11">Cod.</text:span></text:p>
          </draw:text-box>
        </draw:frame>
      </draw:page>
      <draw:page draw:name="page5" draw:style-name="dp1" draw:master-page-name="Predeterminado">
        <draw:custom-shape draw:style-name="gr1" draw:text-style-name="P1" draw:layer="layout" svg:width="13.2cm" svg:height="14.8cm" svg:x="4.199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45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5cm">
          <text:p text:style-name="P3"><text:span text:style-name="T2">Arrancar máquina <text:s text:c="2"/>Administrar servidores <text:s text:c="3"/>Administrar usuario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2cm" svg:x2="5.199cm" svg:y2="7.7cm">
          <text:p/>
        </draw:line>
        <draw:custom-shape draw:style-name="gr2" draw:text-style-name="P2" draw:layer="layout" svg:width="11.6cm" svg:height="5.1cm" svg:x="5.1cm" svg:y="9.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5.1cm" svg:height="0.862cm" svg:x="12.199cm" svg:y="2.588cm">
          <draw:text-box>
            <text:p><text:span text:style-name="T11">Usuario: User1 <text:s text:c="3"/>Salir</text:span></text:p>
          </draw:text-box>
        </draw:frame>
        <draw:frame draw:style-name="gr4" draw:text-style-name="P11" draw:layer="layout" svg:width="4.947cm" svg:height="1.787cm" svg:x="0.072cm" svg:y="3.184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4" draw:text-style-name="P25" draw:layer="layout" svg:width="4.066cm" svg:height="1.673cm" svg:x="17cm" svg:y="4.127cm">
          <draw:text-box>
            <text:p><text:span text:style-name="T13">Seleccionado,</text:span></text:p>
            <text:p><text:span text:style-name="T13">No se podrá volver</text:span></text:p>
            <text:p><text:span text:style-name="T13"><text:s/></text:span><text:span text:style-name="T13">a pulsar.</text:span></text:p>
          </draw:text-box>
        </draw:frame>
        <draw:frame draw:style-name="gr11" draw:text-style-name="P19" draw:layer="layout" svg:width="4.16cm" svg:height="2.912cm" svg:x="17.14cm" svg:y="9.4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usuarios</text:span></text:p>
          </draw:text-box>
        </draw:frame>
        <draw:custom-shape draw:style-name="gr2" draw:text-style-name="P4" draw:layer="layout" svg:width="11.6cm" svg:height="0.8cm" svg:x="5.1cm" svg:y="8.3cm">
          <text:p text:style-name="P3"><text:span text:style-name="T2">Añadir/eliminar <text:s text:c="7"/>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cm" svg:y1="5.8cm" svg:x2="10.5cm" svg:y2="7.6cm">
          <text:p/>
        </draw:line>
        <draw:line draw:style-name="gr3" draw:text-style-name="P20" draw:layer="layout" svg:x1="18.5cm" svg:y1="9.4cm" svg:x2="16.2cm" svg:y2="8.2cm">
          <text:p/>
        </draw:line>
        <draw:line draw:style-name="gr3" draw:text-style-name="P1" draw:layer="layout" svg:x1="2.8cm" svg:y1="8.8cm" svg:x2="5.4cm" svg:y2="9cm">
          <text:p/>
        </draw:line>
        <draw:frame draw:style-name="gr16" draw:text-style-name="P25" draw:layer="layout" svg:width="5.087cm" svg:height="2.147cm" svg:x="-0.2cm" svg:y="7.253cm">
          <draw:text-box>
            <text:p><text:span text:style-name="T13">Cambia a la subpágina</text:span></text:p>
            <text:p><text:span text:style-name="T13">De gestión de máquinas</text:span></text:p>
            <text:p><text:span text:style-name="T13">Virtuales en el servidor</text:span></text:p>
            <text:p><text:span text:style-name="T13"/></text:p>
          </draw:text-box>
        </draw:frame>
        <draw:frame draw:style-name="gr4" draw:text-style-name="P26" draw:layer="layout" svg:width="3.779cm" svg:height="0.962cm" svg:x="5.3cm" svg:y="9.6cm">
          <draw:text-box>
            <text:p><text:span text:style-name="T14">Servidores</text:span></text:p>
          </draw:text-box>
        </draw:frame>
        <draw:frame draw:style-name="gr4" draw:text-style-name="P27" draw:layer="layout" svg:width="8.02cm" svg:height="3.191cm" svg:x="5.6cm" svg:y="10.8cm">
          <draw:text-box>
            <text:p><text:span text:style-name="T6">Servidor1 <text:s text:c="19"/>Servidor6</text:span></text:p>
            <text:p><text:span text:style-name="T6">Servidor2</text:span><text:span text:style-name="T6"><text:tab/></text:span><text:span text:style-name="T6"><text:tab/></text:span><text:span text:style-name="T6"><text:tab/></text:span><text:span text:style-name="T6"> Servidor7</text:span></text:p>
            <text:p><text:span text:style-name="T6">Servidor3</text:span></text:p>
            <text:p><text:span text:style-name="T6">Servidor4</text:span></text:p>
            <text:p><text:span text:style-name="T6">Servidor5</text:span></text:p>
          </draw:text-box>
        </draw:frame>
        <draw:custom-shape draw:style-name="gr2" draw:text-style-name="P28" draw:layer="layout" svg:width="0.5cm" svg:height="0.5cm" svg:x="13.6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9" draw:layer="layout" svg:width="0.5cm" svg:height="0.5cm" svg:x="13.6cm" svg:y="11.6cm">
          <text:p text:style-name="P29"><text:span text:style-name="T15">X</text:span></text:p>
          <draw:enhanced-geometry svg:viewBox="0 0 21600 21600" draw:type="rectangle" draw:enhanced-path="M 0 0 L 21600 0 21600 21600 0 21600 0 0 Z N"/>
        </draw:custom-shape>
        <draw:custom-shape draw:style-name="gr2" draw:text-style-name="P20" draw:layer="layout" svg:width="4.1cm" svg:height="0.7cm" svg:x="6.3cm" svg:y="14.8cm">
          <text:p text:style-name="P20"><text:span text:style-name="T5">Añadir Servid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8" draw:layer="layout" svg:width="0.5cm" svg:height="0.5cm" svg:x="8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8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8" draw:layer="layout" svg:width="0.5cm" svg:height="0.5cm" svg:x="8.5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8" draw:layer="layout" svg:width="0.5cm" svg:height="0.5cm" svg:x="8.5cm" svg:y="1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8" draw:layer="layout" svg:width="0.5cm" svg:height="0.5cm" svg:x="8.5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0" draw:layer="layout" svg:width="5.3cm" svg:height="0.7cm" svg:x="10.5cm" svg:y="14.8cm">
          <text:p text:style-name="P20"><text:span text:style-name="T5">Eliminar seleccionad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redeterminado">
        <draw:custom-shape draw:style-name="gr1" draw:text-style-name="P1" draw:layer="layout" svg:width="13.2cm" svg:height="14.8cm" svg:x="4.199cm" svg:y="2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4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45cm">
          <text:p text:style-name="P3"><text:span text:style-name="T2">Arrancar máquina <text:s text:c="2"/>Administrar servidores <text:s text:c="3"/>Administrar usuario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15cm" svg:x2="5.199cm" svg:y2="7.65cm">
          <text:p/>
        </draw:line>
        <draw:custom-shape draw:style-name="gr2" draw:text-style-name="P2" draw:layer="layout" svg:width="11.6cm" svg:height="3.7cm" svg:x="5.1cm" svg:y="11.3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509cm" svg:height="0.878cm" svg:x="5.1cm" svg:y="11.322cm">
          <draw:text-box>
            <text:p><text:span text:style-name="T9">Servidor seleccionado</text:span></text:p>
          </draw:text-box>
        </draw:frame>
        <draw:frame draw:style-name="gr9" draw:text-style-name="P11" draw:layer="layout" svg:width="5.1cm" svg:height="0.862cm" svg:x="12.199cm" svg:y="2.538cm">
          <draw:text-box>
            <text:p><text:span text:style-name="T11">Usuario: User1 <text:s text:c="3"/>Salir</text:span></text:p>
          </draw:text-box>
        </draw:frame>
        <draw:frame draw:style-name="gr4" draw:text-style-name="P11" draw:layer="layout" svg:width="4.947cm" svg:height="1.787cm" svg:x="0.072cm" svg:y="3.134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4" draw:text-style-name="P25" draw:layer="layout" svg:width="4.066cm" svg:height="1.673cm" svg:x="17cm" svg:y="4.077cm">
          <draw:text-box>
            <text:p><text:span text:style-name="T13">Seleccionado,</text:span></text:p>
            <text:p><text:span text:style-name="T13">No se podrá volver</text:span></text:p>
            <text:p><text:span text:style-name="T13"><text:s/></text:span><text:span text:style-name="T13">a pulsar.</text:span></text:p>
          </draw:text-box>
        </draw:frame>
        <draw:frame draw:style-name="gr11" draw:text-style-name="P19" draw:layer="layout" svg:width="4.16cm" svg:height="2.912cm" svg:x="17.14cm" svg:y="9.35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usuarios</text:span></text:p>
          </draw:text-box>
        </draw:frame>
        <draw:frame draw:style-name="gr8" draw:layer="layout" svg:width="1.569cm" svg:height="3.522cm" svg:x="5.5cm" svg:y="12.1cm">
          <draw:text-box>
            <text:p><text:span text:style-name="T11">VM 1</text:span></text:p>
            <text:p><text:span text:style-name="T11">VM 2</text:span></text:p>
            <text:p><text:span text:style-name="T11">VM 3</text:span></text:p>
            <text:p><text:span text:style-name="T11">VM 4</text:span></text:p>
            <text:p><text:span text:style-name="T11">VM 5</text:span></text:p>
            <text:p><text:span text:style-name="T11"><text:s text:c="4"/></text:span><text:s text:c="2"/></text:p>
          </draw:text-box>
        </draw:frame>
        <draw:custom-shape draw:style-name="gr5" draw:text-style-name="P1" draw:layer="layout" svg:width="2.3cm" svg:height="0.7cm" svg:x="12.1cm" svg:y="1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7cm" svg:x="13.8cm" svg:y="15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cm" svg:y1="16.1cm" svg:x2="14.4cm" svg:y2="15.5cm">
          <text:p/>
        </draw:line>
        <draw:line draw:style-name="gr6" draw:text-style-name="P1" draw:layer="layout" svg:x1="13.8cm" svg:y1="15.6cm" svg:x2="14.1cm" svg:y2="16.1cm">
          <text:p/>
        </draw:line>
        <draw:custom-shape draw:style-name="gr2" draw:text-style-name="P4" draw:layer="layout" svg:width="11.6cm" svg:height="0.8cm" svg:x="5.1cm" svg:y="8.25cm">
          <text:p text:style-name="P3"><text:span text:style-name="T2">Añadir/eliminar <text:s text:c="9"/>Mover máquin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cm" svg:y1="5.75cm" svg:x2="10.5cm" svg:y2="7.55cm">
          <text:p/>
        </draw:line>
        <draw:line draw:style-name="gr3" draw:text-style-name="P20" draw:layer="layout" svg:x1="18.5cm" svg:y1="9.35cm" svg:x2="16.2cm" svg:y2="8.15cm">
          <text:p/>
        </draw:line>
        <draw:line draw:style-name="gr3" draw:text-style-name="P1" draw:layer="layout" svg:x1="2.8cm" svg:y1="8.75cm" svg:x2="5.4cm" svg:y2="8.95cm">
          <text:p/>
        </draw:line>
        <draw:frame draw:style-name="gr17" draw:text-style-name="P25" draw:layer="layout" svg:width="4.066cm" svg:height="1.8cm" svg:x="0cm" svg:y="6.95cm">
          <draw:text-box>
            <text:p><text:span text:style-name="T13">Seleccionado,</text:span></text:p>
            <text:p><text:span text:style-name="T13">No se podrá volver</text:span></text:p>
            <text:p><text:span text:style-name="T13"><text:s/></text:span><text:span text:style-name="T13">a pulsar.</text:span></text:p>
          </draw:text-box>
        </draw:frame>
        <draw:line draw:style-name="gr3" draw:text-style-name="P1" draw:layer="layout" svg:x1="2.8cm" svg:y1="9.65cm" svg:x2="9.7cm" svg:y2="8.85cm">
          <text:p/>
        </draw:line>
        <draw:frame draw:style-name="gr16" draw:text-style-name="P25" draw:layer="layout" svg:width="5.087cm" svg:height="2.147cm" svg:x="-0.066cm" svg:y="9.65cm">
          <draw:text-box>
            <text:p><text:span text:style-name="T13">Cambia a la subpágina</text:span></text:p>
            <text:p><text:span text:style-name="T13">De gestión de máquinas</text:span></text:p>
            <text:p><text:span text:style-name="T13">Virtuales en el servidor</text:span></text:p>
            <text:p><text:span text:style-name="T13"/></text:p>
          </draw:text-box>
        </draw:frame>
        <draw:custom-shape draw:style-name="gr2" draw:text-style-name="P2" draw:layer="layout" svg:width="11.6cm" svg:height="1.5cm" svg:x="5.1cm" svg:y="9.6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8" draw:text-style-name="P30" draw:layer="layout" svg:width="5.523cm" svg:height="1.178cm" svg:x="5.2cm" svg:y="10.022cm">
          <draw:text-box>
            <text:p text:style-name="P30"><text:span text:style-name="T16">Seleccione un servidor</text:span></text:p>
          </draw:text-box>
        </draw:frame>
        <draw:custom-shape draw:style-name="gr2" draw:text-style-name="P20" draw:layer="layout" svg:width="4.1cm" svg:height="0.7cm" svg:x="10.8cm" svg:y="10cm">
          <text:p text:style-name="P1"><text:span text:style-name="T5">Servidor1 <text:s text:c="8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7cm" svg:height="0.7cm" svg:x="13.83cm" svg:y="10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365cm" svg:y1="10.6cm" svg:x2="14.9cm" svg:y2="10cm">
          <text:p/>
        </draw:line>
        <draw:line draw:style-name="gr6" draw:text-style-name="P1" draw:layer="layout" svg:x1="13.83cm" svg:y1="10.1cm" svg:x2="14.365cm" svg:y2="10.6cm">
          <text:p/>
        </draw:line>
        <draw:custom-shape draw:style-name="gr5" draw:text-style-name="P1" draw:layer="layout" svg:width="0.5cm" svg:height="0.5cm" svg:x="6.9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9cm" svg:y="12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9cm" svg:y="13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9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6.9cm" svg:y="14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9cm" svg:y1="14.7cm" svg:x2="7.4cm" svg:y2="14.3cm">
          <text:p/>
        </draw:line>
        <draw:line draw:style-name="gr6" draw:text-style-name="P1" draw:layer="layout" svg:x1="6.9cm" svg:y1="14.2cm" svg:x2="7.4cm" svg:y2="14.7cm">
          <text:p/>
        </draw:line>
        <draw:custom-shape draw:style-name="gr2" draw:text-style-name="P19" draw:layer="layout" svg:width="2cm" svg:height="0.7cm" svg:x="7.1cm" svg:y="15.4cm">
          <text:p text:style-name="P1"><text:span text:style-name="T11">Elimin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2.432cm" svg:height="0.806cm" svg:x="9.768cm" svg:y="15.394cm">
          <draw:text-box>
            <text:p text:style-name="P6"><text:span text:style-name="T5">Mover a:</text:span></text:p>
          </draw:text-box>
        </draw:frame>
      </draw:page>
      <draw:page draw:name="page7" draw:style-name="dp1" draw:master-page-name="Predeterminado">
        <draw:custom-shape draw:style-name="gr1" draw:text-style-name="P1" draw:layer="layout" svg:width="13.2cm" svg:height="14.8cm" svg:x="4.2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4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45cm">
          <text:p text:style-name="P3"><text:span text:style-name="T2">Arrancar máquina <text:s text:c="2"/>Administrar servidores <text:s text:c="3"/>Administrar usuario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15cm" svg:x2="5.199cm" svg:y2="7.65cm">
          <text:p/>
        </draw:line>
        <draw:frame draw:style-name="gr9" draw:text-style-name="P11" draw:layer="layout" svg:width="5.1cm" svg:height="0.862cm" svg:x="12.199cm" svg:y="2.538cm">
          <draw:text-box>
            <text:p><text:span text:style-name="T11">Usuario: User1 <text:s text:c="3"/>Salir</text:span></text:p>
          </draw:text-box>
        </draw:frame>
        <draw:custom-shape draw:style-name="gr5" draw:text-style-name="P1" draw:layer="layout" svg:width="3.3cm" svg:height="0.4cm" svg:x="5.4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0.4cm" svg:x="10.7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4cm" svg:x="12.4cm" svg:y="10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4cm" svg:y1="10.7cm" svg:x2="12.7cm" svg:y2="11.043cm">
          <text:p/>
        </draw:line>
        <draw:line draw:style-name="gr6" draw:text-style-name="P1" draw:layer="layout" svg:x1="12.7cm" svg:y1="11.067cm" svg:x2="13cm" svg:y2="10.7cm">
          <text:p/>
        </draw:line>
        <draw:custom-shape draw:style-name="gr2" draw:text-style-name="P19" draw:layer="layout" svg:width="3.5cm" svg:height="0.7cm" svg:x="9.2cm" svg:y="16.3cm">
          <text:p text:style-name="P1"><text:span text:style-name="T11">Añadir Usuar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5" draw:layer="layout" svg:width="4.066cm" svg:height="1.673cm" svg:x="16.934cm" svg:y="9.427cm">
          <draw:text-box>
            <text:p><text:span text:style-name="T13">Seleccionado,</text:span></text:p>
            <text:p><text:span text:style-name="T13">No se podrá volver</text:span></text:p>
            <text:p><text:span text:style-name="T13"><text:s/></text:span><text:span text:style-name="T13">a pulsar.</text:span></text:p>
          </draw:text-box>
        </draw:frame>
        <draw:frame draw:style-name="gr4" draw:text-style-name="P11" draw:layer="layout" svg:width="4.947cm" svg:height="1.787cm" svg:x="0.073cm" svg:y="3.185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11" draw:text-style-name="P19" draw:layer="layout" svg:width="4.16cm" svg:height="2.912cm" svg:x="-0.3cm" svg:y="6.588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custom-shape draw:style-name="gr15" draw:text-style-name="P1" draw:layer="layout" svg:width="11.6cm" svg:height="2.8cm" svg:x="5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7.127cm" svg:height="0.878cm" svg:x="5.136cm" svg:y="9.538cm">
          <draw:text-box>
            <text:p text:style-name="P8"><text:span text:style-name="T17">Añadir un nuevo usuario</text:span></text:p>
          </draw:text-box>
        </draw:frame>
        <draw:frame draw:style-name="gr20" draw:layer="layout" svg:width="2.6cm" svg:height="0.962cm" svg:x="5.2cm" svg:y="10.038cm">
          <draw:text-box>
            <text:p><text:span text:style-name="T2">Nombre</text:span><text:span text:style-name="T11"> <text:s text:c="3"/></text:span><text:s text:c="2"/></text:p>
          </draw:text-box>
        </draw:frame>
        <draw:custom-shape draw:style-name="gr2" draw:text-style-name="P4" draw:layer="layout" svg:width="11.6cm" svg:height="0.8cm" svg:x="5.1cm" svg:y="8.3cm">
          <text:p text:style-name="P3"><text:span text:style-name="T2">Eliminar <text:s text:c="6"/>Añadir <text:s text:c="4"/>gestion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8.2cm" svg:x2="9.599cm" svg:y2="7.95cm">
          <text:p/>
        </draw:line>
        <draw:custom-shape draw:style-name="gr5" draw:text-style-name="P1" draw:layer="layout" svg:width="3.4cm" svg:height="0.4cm" svg:x="5.4cm" svg:y="11.7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3.3cm" svg:height="1.699cm" svg:x="5.1cm" svg:y="10.9cm">
          <draw:text-box>
            <text:p><text:span text:style-name="T13">Contraseña </text:span><text:span text:style-name="T11"><text:s text:c="2"/></text:span><text:s text:c="2"/></text:p>
          </draw:text-box>
        </draw:frame>
        <draw:frame draw:style-name="gr20" draw:layer="layout" svg:width="2.6cm" svg:height="0.962cm" svg:x="10.4cm" svg:y="9.938cm">
          <draw:text-box>
            <text:p><text:span text:style-name="T13">Grupo</text:span><text:span text:style-name="T11"> <text:s text:c="3"/></text:span><text:s text:c="2"/></text:p>
          </draw:text-box>
        </draw:frame>
        <draw:custom-shape draw:style-name="gr15" draw:text-style-name="P1" draw:layer="layout" svg:width="11.6cm" svg:height="3.2cm" svg:x="5cm" svg:y="12.4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99cm" svg:height="0.878cm" svg:x="5.073cm" svg:y="12.422cm">
          <draw:text-box>
            <text:p text:style-name="P8"><text:span text:style-name="T17">Añadir asignaturas</text:span></text:p>
          </draw:text-box>
        </draw:frame>
        <draw:frame draw:style-name="gr4" draw:text-style-name="P8" draw:layer="layout" svg:width="7.127cm" svg:height="0.878cm" svg:x="5.137cm" svg:y="9.538cm">
          <draw:text-box>
            <text:p text:style-name="P8"><text:span text:style-name="T17">Añadir un nuevo usuario</text:span></text:p>
          </draw:text-box>
        </draw:frame>
        <draw:custom-shape draw:style-name="gr5" draw:text-style-name="P1" draw:layer="layout" svg:width="3.3cm" svg:height="0.4cm" svg:x="5.4cm" svg:y="10.8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2.6cm" svg:height="0.962cm" svg:x="5.2cm" svg:y="10.038cm">
          <draw:text-box>
            <text:p><text:span text:style-name="T2">Nombre</text:span><text:span text:style-name="T11"> <text:s text:c="3"/></text:span><text:s text:c="2"/></text:p>
          </draw:text-box>
        </draw:frame>
        <draw:custom-shape draw:style-name="gr5" draw:text-style-name="P1" draw:layer="layout" svg:width="3.3cm" svg:height="0.4cm" svg:x="5.4cm" svg:y="10.8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2.6cm" svg:height="0.962cm" svg:x="5.2cm" svg:y="10.038cm">
          <draw:text-box>
            <text:p><text:span text:style-name="T2">Nombre</text:span><text:span text:style-name="T11"> <text:s text:c="3"/></text:span><text:s text:c="2"/></text:p>
          </draw:text-box>
        </draw:frame>
        <draw:custom-shape draw:style-name="gr5" draw:text-style-name="P1" draw:layer="layout" svg:width="1.5cm" svg:height="0.4cm" svg:x="5.5cm" svg:y="13.8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2cm" svg:height="1.474cm" svg:x="5.3cm" svg:y="13.038cm">
          <draw:text-box>
            <text:p><text:span text:style-name="T13">Código </text:span><text:span text:style-name="T11"><text:s/></text:span><text:s text:c="2"/></text:p>
          </draw:text-box>
        </draw:frame>
        <draw:custom-shape draw:style-name="gr5" draw:text-style-name="P1" draw:layer="layout" svg:width="3.3cm" svg:height="0.4cm" svg:x="5.4cm" svg:y="10.8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2.6cm" svg:height="0.962cm" svg:x="5.2cm" svg:y="10.038cm">
          <draw:text-box>
            <text:p><text:span text:style-name="T2">Nombre</text:span><text:span text:style-name="T11"> <text:s text:c="3"/></text:span><text:s text:c="2"/></text:p>
          </draw:text-box>
        </draw:frame>
        <draw:custom-shape draw:style-name="gr5" draw:text-style-name="P1" draw:layer="layout" svg:width="3.3cm" svg:height="0.4cm" svg:x="7.3cm" svg:y="13.86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4.9cm" svg:height="0.962cm" svg:x="7.1cm" svg:y="12.938cm">
          <draw:text-box>
            <text:p><text:span text:style-name="T13">Nombre asignatura <text:s/></text:span><text:span text:style-name="T11"><text:s/></text:span><text:s text:c="2"/></text:p>
          </draw:text-box>
        </draw:frame>
        <draw:custom-shape draw:style-name="gr5" draw:text-style-name="P1" draw:layer="layout" svg:width="1.5cm" svg:height="0.4cm" svg:x="11.1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0.4cm" svg:x="12.8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0.4cm" svg:x="14.6cm" svg:y="13.8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2cm" svg:height="0.962cm" svg:x="11cm" svg:y="12.938cm">
          <draw:text-box>
            <text:p><text:span text:style-name="T13">Año </text:span><text:span text:style-name="T11"><text:s/></text:span><text:s text:c="2"/></text:p>
          </draw:text-box>
        </draw:frame>
        <draw:frame draw:style-name="gr20" draw:layer="layout" svg:width="2cm" svg:height="1.673cm" svg:x="12.6cm" svg:y="12.9cm">
          <draw:text-box>
            <text:p><text:span text:style-name="T13">Curso </text:span><text:span text:style-name="T11"><text:s/></text:span><text:s text:c="2"/></text:p>
          </draw:text-box>
        </draw:frame>
        <draw:frame draw:style-name="gr20" draw:layer="layout" svg:width="2cm" svg:height="1.673cm" svg:x="14.4cm" svg:y="12.927cm">
          <draw:text-box>
            <text:p><text:span text:style-name="T13">Grupo </text:span><text:span text:style-name="T11"><text:s/></text:span><text:s text:c="2"/></text:p>
          </draw:text-box>
        </draw:frame>
        <draw:custom-shape draw:style-name="gr2" draw:text-style-name="P19" draw:layer="layout" svg:width="1.9cm" svg:height="0.7cm" svg:x="8.3cm" svg:y="14.6cm">
          <text:p text:style-name="P1"><text:span text:style-name="T11">Añad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9" draw:layer="layout" svg:width="3.3cm" svg:height="0.7cm" svg:x="10.8cm" svg:y="14.6cm">
          <text:p text:style-name="P1"><text:span text:style-name="T11">Eliminar última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0" draw:layer="layout" svg:x1="18.5cm" svg:y1="9.35cm" svg:x2="16.2cm" svg:y2="8.15cm">
          <text:p/>
        </draw:line>
      </draw:page>
      <draw:page draw:name="page8" draw:style-name="dp1" draw:master-page-name="Predeterminado">
        <draw:custom-shape draw:style-name="gr10" draw:text-style-name="P1" draw:layer="layout" svg:width="13.2cm" svg:height="14.8cm" svg:x="4.2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35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4cm">
          <text:p text:style-name="P3"><text:span text:style-name="T2">Arrancar máquina <text:s text:c="2"/>Administrar servidores <text:s text:c="3"/>Administrar usuario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1cm" svg:x2="5.199cm" svg:y2="7.6cm">
          <text:p/>
        </draw:line>
        <draw:custom-shape draw:style-name="gr2" draw:text-style-name="P2" draw:layer="layout" svg:width="11.6cm" svg:height="3.05cm" svg:x="5.1cm" svg:y="9.0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4.977cm" svg:height="0.878cm" svg:x="5.1cm" svg:y="9.25cm">
          <draw:text-box>
            <text:p><text:span text:style-name="T9">Buscar Usuarios</text:span></text:p>
          </draw:text-box>
        </draw:frame>
        <draw:custom-shape draw:style-name="gr2" draw:text-style-name="P20" draw:layer="layout" svg:width="3.9cm" svg:height="0.8cm" svg:x="5.4cm" svg:y="10.85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6.213cm" svg:height="0.962cm" svg:x="5.3cm" svg:y="9.95cm">
          <draw:text-box>
            <text:p><text:span text:style-name="T11">Nombre <text:s text:c="17"/>Grupo </text:span><text:s text:c="2"/></text:p>
          </draw:text-box>
        </draw:frame>
        <draw:frame draw:style-name="gr9" draw:text-style-name="P11" draw:layer="layout" svg:width="5.1cm" svg:height="0.862cm" svg:x="12.199cm" svg:y="2.488cm">
          <draw:text-box>
            <text:p><text:span text:style-name="T11">Usuario: User1 <text:s text:c="3"/>Salir</text:span></text:p>
          </draw:text-box>
        </draw:frame>
        <draw:custom-shape draw:style-name="gr5" draw:text-style-name="P1" draw:layer="layout" svg:width="2.3cm" svg:height="0.7cm" svg:x="9.4cm" svg:y="10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6cm" svg:x="11.1cm" svg:y="1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1cm" svg:y1="10.9cm" svg:x2="11.4cm" svg:y2="11.5cm">
          <text:p/>
        </draw:line>
        <draw:line draw:style-name="gr6" draw:text-style-name="P1" draw:layer="layout" svg:x1="11.4cm" svg:y1="11.55cm" svg:x2="11.7cm" svg:y2="10.9cm">
          <text:p/>
        </draw:line>
        <draw:line draw:style-name="gr3" draw:text-style-name="P20" draw:layer="layout" svg:x1="18.5cm" svg:y1="9.3cm" svg:x2="16.2cm" svg:y2="8.1cm">
          <text:p/>
        </draw:line>
        <draw:frame draw:style-name="gr4" draw:text-style-name="P25" draw:layer="layout" svg:width="4.066cm" svg:height="1.673cm" svg:x="16.934cm" svg:y="9.377cm">
          <draw:text-box>
            <text:p><text:span text:style-name="T13">Seleccionado,</text:span></text:p>
            <text:p><text:span text:style-name="T13">No se podrá volver</text:span></text:p>
            <text:p><text:span text:style-name="T13"><text:s/></text:span><text:span text:style-name="T13">a pulsar.</text:span></text:p>
          </draw:text-box>
        </draw:frame>
        <draw:frame draw:style-name="gr4" draw:text-style-name="P11" draw:layer="layout" svg:width="4.947cm" svg:height="1.787cm" svg:x="0.073cm" svg:y="3.135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11" draw:text-style-name="P19" draw:layer="layout" svg:width="4.16cm" svg:height="2.912cm" svg:x="0.04cm" svg:y="8.75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custom-shape draw:style-name="gr2" draw:text-style-name="P4" draw:layer="layout" svg:width="11.6cm" svg:height="0.8cm" svg:x="5.1cm" svg:y="8.25cm">
          <text:p text:style-name="P3"><text:span text:style-name="T2">Eliminar <text:s text:c="6"/>Añadir <text:s text:c="7"/>gestion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299cm" svg:y1="8.6cm" svg:x2="9.599cm" svg:y2="7.9cm">
          <text:p/>
        </draw:line>
        <draw:custom-shape draw:style-name="gr2" draw:text-style-name="P20" draw:layer="layout" svg:width="2cm" svg:height="0.7cm" svg:x="12cm" svg:y="10.9cm">
          <text:p text:style-name="P1"><text:span text:style-name="T5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11.6cm" svg:height="4.5cm" svg:x="5.1cm" svg:y="12.2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4.6cm" svg:height="0.878cm" svg:x="5.1cm" svg:y="12.3cm">
          <draw:text-box draw:corner-radius="0.3cm">
            <text:p><text:span text:style-name="T9">Resultados</text:span></text:p>
          </draw:text-box>
        </draw:frame>
        <draw:frame draw:style-name="gr24" draw:layer="layout" svg:width="8.313cm" svg:height="1.1cm" svg:x="7.4cm" svg:y="12.8cm">
          <draw:text-box>
            <text:p><text:span text:style-name="T13">Nombre <text:s text:c="4"/>Contraseña <text:s text:c="3"/>Grupo </text:span><text:s text:c="2"/></text:p>
          </draw:text-box>
        </draw:frame>
        <draw:custom-shape draw:style-name="gr2" draw:text-style-name="P20" draw:layer="layout" svg:width="4.5cm" svg:height="0.6cm" svg:x="7.6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0.6cm" svg:x="12.3cm" svg:y="13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cm" svg:y1="13.8cm" svg:x2="14.3cm" svg:y2="14.229cm">
          <text:p/>
        </draw:line>
        <draw:custom-shape draw:style-name="gr5" draw:text-style-name="P1" draw:layer="layout" svg:width="0.6cm" svg:height="0.508cm" svg:x="14cm" svg:y="13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3cm" svg:y1="14.25cm" svg:x2="14.6cm" svg:y2="13.7cm">
          <text:p/>
        </draw:line>
        <draw:line draw:style-name="gr6" draw:text-style-name="P1" draw:layer="layout" svg:x1="14cm" svg:y1="13.7cm" svg:x2="14.3cm" svg:y2="14.2cm">
          <text:p/>
        </draw:line>
        <draw:custom-shape draw:style-name="gr2" draw:text-style-name="P20" draw:layer="layout" svg:width="4.5cm" svg:height="0.6cm" svg:x="7.6cm" svg:y="1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0" draw:layer="layout" svg:width="4.5cm" svg:height="0.6cm" svg:x="7.6cm" svg:y="1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0.6cm" svg:x="12.3cm" svg:y="14.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cm" svg:y1="14.4cm" svg:x2="14.3cm" svg:y2="14.9cm">
          <text:p/>
        </draw:line>
        <draw:custom-shape draw:style-name="gr5" draw:text-style-name="P1" draw:layer="layout" svg:width="2.3cm" svg:height="0.6cm" svg:x="12.3cm" svg:y="14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cm" svg:y1="15cm" svg:x2="14.3cm" svg:y2="15.5cm">
          <text:p/>
        </draw:line>
        <draw:custom-shape draw:style-name="gr5" draw:text-style-name="P1" draw:layer="layout" svg:width="0.6cm" svg:height="0.508cm" svg:x="14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508cm" svg:x="14cm" svg:y="14.89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3cm" svg:y1="14.9cm" svg:x2="14.6cm" svg:y2="14.35cm">
          <text:p/>
        </draw:line>
        <draw:line draw:style-name="gr6" draw:text-style-name="P1" draw:layer="layout" svg:x1="14cm" svg:y1="14.35cm" svg:x2="14.3cm" svg:y2="14.85cm">
          <text:p/>
        </draw:line>
        <draw:line draw:style-name="gr6" draw:text-style-name="P1" draw:layer="layout" svg:x1="14.3cm" svg:y1="15.45cm" svg:x2="14.6cm" svg:y2="14.9cm">
          <text:p/>
        </draw:line>
        <draw:line draw:style-name="gr6" draw:text-style-name="P1" draw:layer="layout" svg:x1="14cm" svg:y1="14.9cm" svg:x2="14.3cm" svg:y2="15.4cm">
          <text:p/>
        </draw:line>
        <draw:custom-shape draw:style-name="gr2" draw:text-style-name="P20" draw:layer="layout" svg:width="0.5cm" svg:height="0.5cm" svg:x="6.9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0" draw:layer="layout" svg:width="0.5cm" svg:height="0.5cm" svg:x="6.9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0" draw:layer="layout" svg:width="0.5cm" svg:height="0.5cm" svg:x="6.9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9cm" svg:y1="13.7cm" svg:x2="7.4cm" svg:y2="14.2cm">
          <text:p/>
        </draw:line>
        <draw:line draw:style-name="gr6" draw:text-style-name="P1" draw:layer="layout" svg:x1="6.9cm" svg:y1="14.2cm" svg:x2="7.4cm" svg:y2="13.7cm">
          <text:p/>
        </draw:line>
        <draw:custom-shape draw:style-name="gr2" draw:text-style-name="P19" draw:layer="layout" svg:width="5.1cm" svg:height="0.8cm" svg:x="8.3cm" svg:y="15.8cm">
          <text:p text:style-name="P1"><text:span text:style-name="T11">Eliminar selecci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Predeterminado">
        <draw:custom-shape draw:style-name="gr10" draw:text-style-name="P1" draw:layer="layout" svg:width="13.2cm" svg:height="14.8cm" svg:x="4.2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3.95cm" svg:x="5.099cm" svg:y="3.3cm">
          <text:p text:style-name="P1"><text:span text:style-name="T1">CABECERA</text:span></text:p>
          <text:p text:style-name="P1"><text:span text:style-name="T1">Incluye el logotipo de CygnusCloud y </text:span></text:p>
          <text:p text:style-name="P1"><text:span text:style-name="T1">algún diseño de cabecera 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6cm" svg:height="0.8cm" svg:x="5.099cm" svg:y="7.35cm">
          <text:p text:style-name="P3"><text:span text:style-name="T2">Arrancar máquina <text:s text:c="2"/>Administrar servidores <text:s text:c="3"/>Administrar usuario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99cm" svg:y1="5.05cm" svg:x2="5.199cm" svg:y2="7.55cm">
          <text:p/>
        </draw:line>
        <draw:custom-shape draw:style-name="gr2" draw:text-style-name="P2" draw:layer="layout" svg:width="11.6cm" svg:height="4.4cm" svg:x="5.1cm" svg:y="9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4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6.598cm" svg:height="0.878cm" svg:x="5.1cm" svg:y="9.2cm">
          <draw:text-box>
            <text:p><text:span text:style-name="T9">Añadir máquina virtual</text:span></text:p>
          </draw:text-box>
        </draw:frame>
        <draw:custom-shape draw:style-name="gr2" draw:text-style-name="P20" draw:layer="layout" svg:width="3.9cm" svg:height="0.8cm" svg:x="5.4cm" svg:y="10.8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0cm" svg:height="0.962cm" svg:x="5.3cm" svg:y="9.9cm">
          <draw:text-box>
            <text:p><text:span text:style-name="T13">Nombre asignatura <text:s text:c="5"/>Nombre máquina </text:span><text:s/></text:p>
          </draw:text-box>
        </draw:frame>
        <draw:frame draw:style-name="gr9" draw:text-style-name="P11" draw:layer="layout" svg:width="5.1cm" svg:height="0.862cm" svg:x="12.199cm" svg:y="2.438cm">
          <draw:text-box>
            <text:p><text:span text:style-name="T11">Usuario: User1 <text:s text:c="3"/>Salir</text:span></text:p>
          </draw:text-box>
        </draw:frame>
        <draw:frame draw:style-name="gr4" draw:text-style-name="P25" draw:layer="layout" svg:width="4.066cm" svg:height="1.673cm" svg:x="16.934cm" svg:y="9.327cm">
          <draw:text-box>
            <text:p><text:span text:style-name="T13">Seleccionado,</text:span></text:p>
            <text:p><text:span text:style-name="T13">No se podrá volver</text:span></text:p>
            <text:p><text:span text:style-name="T13"><text:s/></text:span><text:span text:style-name="T13">a pulsar.</text:span></text:p>
          </draw:text-box>
        </draw:frame>
        <draw:frame draw:style-name="gr4" draw:text-style-name="P11" draw:layer="layout" svg:width="4.947cm" svg:height="1.787cm" svg:x="0.073cm" svg:y="3.085cm">
          <draw:text-box>
            <text:p><text:span text:style-name="T11">Redirige a la</text:span></text:p>
            <text:p><text:span text:style-name="T11"><text:s/></text:span><text:span text:style-name="T11">página de arranque </text:span></text:p>
            <text:p><text:span text:style-name="T11">de máquinas virtuales</text:span></text:p>
          </draw:text-box>
        </draw:frame>
        <draw:frame draw:style-name="gr11" draw:text-style-name="P19" draw:layer="layout" svg:width="4.16cm" svg:height="2.912cm" svg:x="0.04cm" svg:y="8.7cm">
          <draw:text-box>
            <text:p text:style-name="P1"><text:span text:style-name="T11">Redirecciona a la </text:span></text:p>
            <text:p text:style-name="P1"><text:span text:style-name="T11">página de </text:span></text:p>
            <text:p text:style-name="P1"><text:span text:style-name="T11">administración</text:span></text:p>
            <text:p text:style-name="P1"><text:span text:style-name="T11"><text:s/></text:span><text:span text:style-name="T11">de servidores</text:span></text:p>
          </draw:text-box>
        </draw:frame>
        <draw:custom-shape draw:style-name="gr2" draw:text-style-name="P4" draw:layer="layout" svg:width="11.6cm" svg:height="0.8cm" svg:x="5.1cm" svg:y="8.2cm">
          <text:p text:style-name="P3"><text:span text:style-name="T2">Eliminar <text:s text:c="6"/>Añadir <text:s text:c="7"/>gestionar asignatura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299cm" svg:y1="8.55cm" svg:x2="9.599cm" svg:y2="7.85cm">
          <text:p/>
        </draw:line>
        <draw:custom-shape draw:style-name="gr2" draw:text-style-name="P20" draw:layer="layout" svg:width="3.9cm" svg:height="0.8cm" svg:x="9.8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1.9cm" svg:height="0.7cm" svg:x="7.4cm" svg:y="12.2cm">
          <text:p text:style-name="P1"><text:span text:style-name="T11">Añad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9" draw:layer="layout" svg:width="3.3cm" svg:height="0.7cm" svg:x="9.9cm" svg:y="12.2cm">
          <text:p text:style-name="P1"><text:span text:style-name="T11">Eliminar última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0" draw:layer="layout" svg:x1="18.5cm" svg:y1="9.25cm" svg:x2="16.2cm" svg:y2="8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0T10:00:04</meta:creation-date>
    <dc:date>2013-01-31T19:24:54</dc:date>
    <meta:editing-duration>PT5H38M14S</meta:editing-duration>
    <meta:editing-cycles>2</meta:editing-cycles>
    <meta:generator>LibreOffice/3.5$Linux_X86_64 LibreOffice_project/350m1$Build-2</meta:generator>
    <meta:document-statistic meta:object-count="247"/>
  </office:meta>
</office:document-meta>
</file>